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1456.55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105.19pt"/>
    </style:style>
    <style:style style:name="co12" style:family="table-column">
      <style:table-column-properties fo:break-before="auto" style:column-width="38.81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1.81pt"/>
    </style:style>
    <style:style style:name="co17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aa2"/>
    </style:style>
    <style:style style:name="ce2" style:family="table-cell" style:parent-style-name="Default">
      <style:table-cell-properties style:shrink-to-fit="tru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100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sequence_clustered</text:p>
          </table:table-cell>
          <table:table-cell table:style-name="ce2" office:value-type="string" calcext:value-type="string">
            <text:p>objects_clustered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table_end</text:p>
          </table:table-cell>
          <table:table-cell office:value-type="string" calcext:value-type="string">
            <text:p>start_coordinates</text:p>
          </table:table-cell>
          <table:table-cell office:value-type="string" calcext:value-type="string">
            <text:p>strong_k</text:p>
          </table:table-cell>
          <table:table-cell office:value-type="string" calcext:value-type="string">
            <text:p>mid_k</text:p>
          </table:table-cell>
          <table:table-cell office:value-type="string" calcext:value-type="string">
            <text:p>no_k</text:p>
          </table:table-cell>
          <table:table-cell table:style-name="Default" office:value-type="string" calcext:value-type="string">
            <text:p>food_k</text:p>
          </table:table-cell>
          <table:table-cell office:value-type="string" calcext:value-type="string">
            <text:p>contain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rror_clustered</text:p>
          </table:table-cell>
          <table:table-cell office:value-type="string" calcext:value-type="string">
            <text:p>length_clustered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cgkr</text:p>
          </table:table-cell>
          <table:table-cell table:style-name="ce1" office:value-type="string" calcext:value-type="string">
            <text:p>p,o,c,g,k,r</text:p>
          </table:table-cell>
          <table:table-cell table:style-name="ce1" office:value-type="string" calcext:value-type="string">
            <text:p>pocgz</text:p>
          </table:table-cell>
          <table:table-cell table:style-name="ce1" office:value-type="string" calcext:value-type="string">
            <text:p>p,o,c,g,z</text:p>
          </table:table-cell>
          <table:table-cell table:style-name="ce1"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g,k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2])" office:value-type="float" office:value="6" calcext:value-type="float">
            <text:p>6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2])" office:value-type="float" office:value="5" calcext:value-type="float">
            <text:p>5</text:p>
          </table:table-cell>
          <table:table-cell table:style-name="ce1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gwpcffkkss</text:p>
          </table:table-cell>
          <table:table-cell office:value-type="string" calcext:value-type="string">
            <text:p>c,g,w,p,c,f,f,k,k,s,s</text:p>
          </table:table-cell>
          <table:table-cell table:number-columns-repeated="2"/>
          <table:table-cell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fsfksppwwggg</text:p>
          </table:table-cell>
          <table:table-cell office:value-type="string" calcext:value-type="string">
            <text:p>k,f,s,f,k,s,p,p,w,w,g,g,g</text:p>
          </table:table-cell>
          <table:table-cell table:number-columns-repeated="2"/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fkswwkfsococggg</text:p>
          </table:table-cell>
          <table:table-cell office:value-type="string" calcext:value-type="string">
            <text:p>p,p,f,k,s,w,w,k,f,s,o,c,o,c,g,g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wptgkfsoc</text:p>
          </table:table-cell>
          <table:table-cell table:style-name="ce1" office:value-type="string" calcext:value-type="string">
            <text:p>w,p,t,g,k,f,s,o,c</text:p>
          </table:table-cell>
          <table:table-cell table:style-name="ce1" office:value-type="string" calcext:value-type="string">
            <text:p>wptgzoc</text:p>
          </table:table-cell>
          <table:table-cell table:style-name="ce1" office:value-type="string" calcext:value-type="string">
            <text:p>w,p,t,g,z,o,c</text:p>
          </table:table-cell>
          <table:table-cell table:style-name="ce1"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g,k,f,s,c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table:formula="of:=LEN([.B6])" office:value-type="float" office:value="9" calcext:value-type="float">
            <text:p>9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D6])" office:value-type="float" office:value="7" calcext:value-type="float">
            <text:p>7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wfkg</text:p>
          </table:table-cell>
          <table:table-cell table:style-name="ce1" office:value-type="string" calcext:value-type="string">
            <text:p>p,w,f,k,g</text:p>
          </table:table-cell>
          <table:table-cell table:style-name="ce1" office:value-type="string" calcext:value-type="string">
            <text:p>pwzg</text:p>
          </table:table-cell>
          <table:table-cell table:style-name="ce1" office:value-type="string" calcext:value-type="string">
            <text:p>p,w,z,g</text:p>
          </table:table-cell>
          <table:table-cell table:style-name="ce1"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k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7])" office:value-type="float" office:value="5" calcext:value-type="float">
            <text:p>5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7])" office:value-type="float" office:value="4" calcext:value-type="float">
            <text:p>4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owcer</text:p>
          </table:table-cell>
          <table:table-cell table:style-name="ce1" office:value-type="string" calcext:value-type="string">
            <text:p>p,o,w,c,e,r</text:p>
          </table:table-cell>
          <table:table-cell table:style-name="ce1" office:value-type="string" calcext:value-type="string">
            <text:p>powcz</text:p>
          </table:table-cell>
          <table:table-cell table:style-name="ce1" office:value-type="string" calcext:value-type="string">
            <text:p>p,o,w,c,z</text:p>
          </table:table-cell>
          <table:table-cell table:style-name="ce1"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c,e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8])" office:value-type="float" office:value="6" calcext:value-type="float">
            <text:p>6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8])" office:value-type="float" office:value="5" calcext:value-type="float">
            <text:p>5</text:p>
          </table:table-cell>
          <table:table-cell table:style-name="ce1"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,o,o,p,p,r,e,e,r,k,k</text:p>
          </table:table-cell>
          <table:table-cell table:number-columns-repeated="2"/>
          <table:table-cell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,w,o,p,p,o,f,f,k,k,s,s,s,k,f</text:p>
          </table:table-cell>
          <table:table-cell table:number-columns-repeated="2"/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wpwgcoc</text:p>
          </table:table-cell>
          <table:table-cell office:value-type="string" calcext:value-type="string">
            <text:p>o,p,w,p,w,g,c,o,c</text:p>
          </table:table-cell>
          <table:table-cell table:number-columns-repeated="2"/>
          <table:table-cell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,p,o,o,c,c,r,r,f,k,s,f,k,s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gpogpoc</text:p>
          </table:table-cell>
          <table:table-cell office:value-type="string" calcext:value-type="string">
            <text:p>c,g,p,o,g,p,o,c</text:p>
          </table:table-cell>
          <table:table-cell table:number-columns-repeated="2"/>
          <table:table-cell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,p,w,w,o,o,c,c,g,g,f,k,k,f,s,s,r,e,r,e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ocwgrk</text:p>
          </table:table-cell>
          <table:table-cell table:style-name="ce1" office:value-type="string" calcext:value-type="string">
            <text:p>o,c,w,g,r,k</text:p>
          </table:table-cell>
          <table:table-cell table:style-name="ce1" office:value-type="string" calcext:value-type="string">
            <text:p>ocwgz</text:p>
          </table:table-cell>
          <table:table-cell table:style-name="ce1" office:value-type="string" calcext:value-type="string">
            <text:p>o,c,w,g,z</text:p>
          </table:table-cell>
          <table:table-cell table:style-name="ce1"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w,g,r,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15])" office:value-type="float" office:value="6" calcext:value-type="float">
            <text:p>6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15])" office:value-type="float" office:value="5" calcext:value-type="float">
            <text:p>5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wpgsfk</text:p>
          </table:table-cell>
          <table:table-cell table:style-name="ce1" office:value-type="string" calcext:value-type="string">
            <text:p>w,p,g,s,f,k</text:p>
          </table:table-cell>
          <table:table-cell table:style-name="ce1" office:value-type="string" calcext:value-type="string">
            <text:p>wpgz</text:p>
          </table:table-cell>
          <table:table-cell table:style-name="ce1" office:value-type="string" calcext:value-type="string">
            <text:p>w,p,g,z</text:p>
          </table:table-cell>
          <table:table-cell table:style-name="ce1"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g,s,f,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16])" office:value-type="float" office:value="6" calcext:value-type="float">
            <text:p>6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16])" office:value-type="float" office:value="4" calcext:value-type="float">
            <text:p>4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wofsg</text:p>
          </table:table-cell>
          <table:table-cell table:style-name="ce1" office:value-type="string" calcext:value-type="string">
            <text:p>p,w,o,f,s,g</text:p>
          </table:table-cell>
          <table:table-cell table:style-name="ce1" office:value-type="string" calcext:value-type="string">
            <text:p>pwozg</text:p>
          </table:table-cell>
          <table:table-cell table:style-name="ce1" office:value-type="string" calcext:value-type="string">
            <text:p>p,w,o,z,g</text:p>
          </table:table-cell>
          <table:table-cell table:style-name="ce1"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s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17])" office:value-type="float" office:value="6" calcext:value-type="float">
            <text:p>6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17])" office:value-type="float" office:value="5" calcext:value-type="float">
            <text:p>5</text:p>
          </table:table-cell>
          <table:table-cell table:style-name="ce1"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,p,o,c,p,o,c,w,w,w,g,g,g,k,k,k,f,s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,p,o,o,c,c,g,w,w,g</text:p>
          </table:table-cell>
          <table:table-cell table:number-columns-repeated="2"/>
          <table:table-cell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,p,w,w,g,g,o,o,c,c,k,f,s,f,k,s,r,r,e,e,t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,o,c,c,p,p,w,w,g,g,f,k,s,k,f,s,r,e,r,e</text:p>
          </table:table-cell>
          <table:table-cell table:number-columns-repeated="2"/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,c,c,o,o,o,p,p,w,w,g,w,p,r,e,s,k</text:p>
          </table:table-cell>
          <table:table-cell table:number-columns-repeated="2"/>
          <table:table-cell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,p,w,w,t,e,e,r,r,f,k,k,f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,o,o,c,c,w,w,g,g,p,f,k,f,k,s,s,r,e,e,r</text:p>
          </table:table-cell>
          <table:table-cell table:number-columns-repeated="2"/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,p,o,f,c,g,k,r,p,w,g,f,k,s,s,o,c,r</text:p>
          </table:table-cell>
          <table:table-cell table:number-columns-repeated="2"/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cwpfksor</text:p>
          </table:table-cell>
          <table:table-cell table:style-name="ce1" office:value-type="string" calcext:value-type="string">
            <text:p>c,w,p,f,k,s,o,r</text:p>
          </table:table-cell>
          <table:table-cell table:style-name="ce1" office:value-type="string" calcext:value-type="string">
            <text:p>cwpzoy</text:p>
          </table:table-cell>
          <table:table-cell table:style-name="ce1" office:value-type="string" calcext:value-type="string">
            <text:p>c,w,p,z,o,y</text:p>
          </table:table-cell>
          <table:table-cell table:style-name="ce1"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w,f,k,s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table:formula="of:=LEN([.B26])" office:value-type="float" office:value="8" calcext:value-type="float">
            <text:p>8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D26])" office:value-type="float" office:value="6" calcext:value-type="float">
            <text:p>6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wfksorc</text:p>
          </table:table-cell>
          <table:table-cell table:style-name="ce1" office:value-type="string" calcext:value-type="string">
            <text:p>p,w,f,k,s,o,r,c</text:p>
          </table:table-cell>
          <table:table-cell table:style-name="ce1" office:value-type="string" calcext:value-type="string">
            <text:p>pwzoyc</text:p>
          </table:table-cell>
          <table:table-cell table:style-name="ce1" office:value-type="string" calcext:value-type="string">
            <text:p>p,w,z,o,y,c</text:p>
          </table:table-cell>
          <table:table-cell table:style-name="ce1"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k,s,r,c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table:formula="of:=LEN([.B27])" office:value-type="float" office:value="8" calcext:value-type="float">
            <text:p>8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D27])" office:value-type="float" office:value="6" calcext:value-type="float">
            <text:p>6</text:p>
          </table:table-cell>
          <table:table-cell table:style-name="ce1"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,p,o,o,c,c,g,g,w,w,k,f,k,f,s,s,e,e,r,r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,p,o,w,w,c,t,g,c,o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poowwggccpo</text:p>
          </table:table-cell>
          <table:table-cell office:value-type="string" calcext:value-type="string">
            <text:p>p,p,o,o,w,w,g,g,c,c,p,o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wfkt</text:p>
          </table:table-cell>
          <table:table-cell table:style-name="ce1" office:value-type="string" calcext:value-type="string">
            <text:p>p,w,f,k,t</text:p>
          </table:table-cell>
          <table:table-cell table:style-name="ce1" office:value-type="string" calcext:value-type="string">
            <text:p>pwzt</text:p>
          </table:table-cell>
          <table:table-cell table:style-name="ce1" office:value-type="string" calcext:value-type="string">
            <text:p>p,w,z,t</text:p>
          </table:table-cell>
          <table:table-cell table:style-name="ce1"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32])" office:value-type="float" office:value="5" calcext:value-type="float">
            <text:p>5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32])" office:value-type="float" office:value="4" calcext:value-type="float">
            <text:p>4</text:p>
          </table:table-cell>
          <table:table-cell table:style-name="ce1"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,p,w,w,o,o,k,f,f,k,r,r,g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,o,p,c,o,g,p,g,w,w,f,f,k,k,s,s,r,r</text:p>
          </table:table-cell>
          <table:table-cell table:number-columns-repeated="2"/>
          <table:table-cell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,p,g,s,f,k,s,k,f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,g,p,t,o,c,c,c,o,o,p,p,w,w,g,g</text:p>
          </table:table-cell>
          <table:table-cell table:number-columns-repeated="2"/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owcgre</text:p>
          </table:table-cell>
          <table:table-cell table:style-name="ce1" office:value-type="string" calcext:value-type="string">
            <text:p>p,o,w,c,g,r,e</text:p>
          </table:table-cell>
          <table:table-cell table:style-name="ce1" office:value-type="string" calcext:value-type="string">
            <text:p>powcgz</text:p>
          </table:table-cell>
          <table:table-cell table:style-name="ce1" office:value-type="string" calcext:value-type="string">
            <text:p>p,o,w,c,g,z</text:p>
          </table:table-cell>
          <table:table-cell table:style-name="ce1"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c,g,r,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37])" office:value-type="float" office:value="7" calcext:value-type="float">
            <text:p>7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D37])" office:value-type="float" office:value="6" calcext:value-type="float">
            <text:p>6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erkscwgtf</text:p>
          </table:table-cell>
          <table:table-cell table:style-name="ce1" office:value-type="string" calcext:value-type="string">
            <text:p>p,e,r,k,s,c,w,g,t,f</text:p>
          </table:table-cell>
          <table:table-cell table:style-name="ce1" office:value-type="string" calcext:value-type="string">
            <text:p>pzcwgty</text:p>
          </table:table-cell>
          <table:table-cell table:style-name="ce1" office:value-type="string" calcext:value-type="string">
            <text:p>p,z,c,w,g,t,y</text:p>
          </table:table-cell>
          <table:table-cell table:style-name="ce1"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e,r,k,s,c,w,g,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24" calcext:value-type="float">
            <text:p>0.824</text:p>
          </table:table-cell>
          <table:table-cell table:style-name="ce1" table:formula="of:=LEN([.B38])" office:value-type="float" office:value="10" calcext:value-type="float">
            <text:p>1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D38])" office:value-type="float" office:value="7" calcext:value-type="float">
            <text:p>7</text:p>
          </table:table-cell>
          <table:table-cell table:style-name="ce1"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,p,c,c,g,g,w,w,o,o,r,r,k,f,k,f,s,s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,o,p,o,c,c,g,g,k,k,r,r</text:p>
          </table:table-cell>
          <table:table-cell table:number-columns-repeated="2"/>
          <table:table-cell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,w,t,g,g,c,c,f,k,f,k,s,s,r,r</text:p>
          </table:table-cell>
          <table:table-cell table:number-columns-repeated="2"/>
          <table:table-cell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pocwkf</text:p>
          </table:table-cell>
          <table:table-cell table:style-name="ce1" office:value-type="string" calcext:value-type="string">
            <text:p>p,o,c,w,k,f</text:p>
          </table:table-cell>
          <table:table-cell table:style-name="ce1" office:value-type="string" calcext:value-type="string">
            <text:p>pocwz</text:p>
          </table:table-cell>
          <table:table-cell table:style-name="ce1" office:value-type="string" calcext:value-type="string">
            <text:p>p,o,c,w,z</text:p>
          </table:table-cell>
          <table:table-cell table:style-name="ce1"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w,k,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42])" office:value-type="float" office:value="6" calcext:value-type="float">
            <text:p>6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42])" office:value-type="float" office:value="5" calcext:value-type="float">
            <text:p>5</text:p>
          </table:table-cell>
          <table:table-cell table:style-name="ce1" table:number-columns-repeated="100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,p,g,g,g,k,f,k,f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cwopg</text:p>
          </table:table-cell>
          <table:table-cell table:style-name="ce1" office:value-type="string" calcext:value-type="string">
            <text:p>c,w,o,p,g</text:p>
          </table:table-cell>
          <table:table-cell table:style-name="ce1" office:value-type="string" calcext:value-type="string">
            <text:p>cwopg</text:p>
          </table:table-cell>
          <table:table-cell table:style-name="ce1" office:value-type="string" calcext:value-type="string">
            <text:p>c,w,o,p,g</text:p>
          </table:table-cell>
          <table:table-cell table:style-name="ce1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w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44])" office:value-type="float" office:value="5" calcext:value-type="float">
            <text:p>5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44])" office:value-type="float" office:value="5" calcext:value-type="float">
            <text:p>5</text:p>
          </table:table-cell>
          <table:table-cell table:style-name="ce1"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,p,o,o,w,w,c,c,g,g,k,f,k,f,r,r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,w,p,p,g,g,f,f,k,s,s,k</text:p>
          </table:table-cell>
          <table:table-cell table:number-columns-repeated="2"/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,o,c,w,c,p,o,e,r,r,e</text:p>
          </table:table-cell>
          <table:table-cell table:number-columns-repeated="2"/>
          <table:table-cell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pwkf</text:p>
          </table:table-cell>
          <table:table-cell table:style-name="ce1" office:value-type="string" calcext:value-type="string">
            <text:p>p,w,k,f</text:p>
          </table:table-cell>
          <table:table-cell table:style-name="ce1" office:value-type="string" calcext:value-type="string">
            <text:p>pwz</text:p>
          </table:table-cell>
          <table:table-cell table:style-name="ce1" office:value-type="string" calcext:value-type="string">
            <text:p>p,w,z</text:p>
          </table:table-cell>
          <table:table-cell table:style-name="ce1"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k,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B48])" office:value-type="float" office:value="4" calcext:value-type="float">
            <text:p>4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table:formula="of:=LEN([.D48])" office:value-type="float" office:value="3" calcext:value-type="float">
            <text:p>3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cptgo</text:p>
          </table:table-cell>
          <table:table-cell table:style-name="ce1" office:value-type="string" calcext:value-type="string">
            <text:p>c,p,t,g,o</text:p>
          </table:table-cell>
          <table:table-cell table:style-name="ce1" office:value-type="string" calcext:value-type="string">
            <text:p>cptgo</text:p>
          </table:table-cell>
          <table:table-cell table:style-name="ce1" office:value-type="string" calcext:value-type="string">
            <text:p>c,p,t,g,o</text:p>
          </table:table-cell>
          <table:table-cell table:style-name="ce1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49])" office:value-type="float" office:value="5" calcext:value-type="float">
            <text:p>5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49])" office:value-type="float" office:value="5" calcext:value-type="float">
            <text:p>5</text:p>
          </table:table-cell>
          <table:table-cell table:style-name="ce1"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5"/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,p,o,o,c,c,f,f,k,k,s,s,w,w,g,g,r,r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,p,o,o,w,w,c,c,f,k,f,k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,p,w,w,g,g,f,k,s,s,f,k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gpwfks</text:p>
          </table:table-cell>
          <table:table-cell table:style-name="ce1" office:value-type="string" calcext:value-type="string">
            <text:p>g,p,w,f,k,s</text:p>
          </table:table-cell>
          <table:table-cell table:style-name="ce1" office:value-type="string" calcext:value-type="string">
            <text:p>gpwz</text:p>
          </table:table-cell>
          <table:table-cell table:style-name="ce1" office:value-type="string" calcext:value-type="string">
            <text:p>g,p,w,z</text:p>
          </table:table-cell>
          <table:table-cell table:style-name="ce1"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g,w,f,k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B54])" office:value-type="float" office:value="6" calcext:value-type="float">
            <text:p>6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54])" office:value-type="float" office:value="4" calcext:value-type="float">
            <text:p>4</text:p>
          </table:table-cell>
          <table:table-cell table:style-name="ce1"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gwpw</text:p>
          </table:table-cell>
          <table:table-cell office:value-type="string" calcext:value-type="string">
            <text:p>c,g,w,p,w</text:p>
          </table:table-cell>
          <table:table-cell table:number-columns-repeated="2"/>
          <table:table-cell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,c,c,w,w,w,o,o,o,p,p,p,g,g,g,t,r,r,e,e,k,f,k,s,k,s,s,f,f</text:p>
          </table:table-cell>
          <table:table-cell table:number-columns-repeated="2"/>
          <table:table-cell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pocsfkw</text:p>
          </table:table-cell>
          <table:table-cell table:style-name="ce1" office:value-type="string" calcext:value-type="string">
            <text:p>p,o,c,s,f,k,w</text:p>
          </table:table-cell>
          <table:table-cell table:style-name="ce1" office:value-type="string" calcext:value-type="string">
            <text:p>poczw</text:p>
          </table:table-cell>
          <table:table-cell table:style-name="ce1" office:value-type="string" calcext:value-type="string">
            <text:p>p,o,c,z,w</text:p>
          </table:table-cell>
          <table:table-cell table:style-name="ce1"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s,f,k,w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57])" office:value-type="float" office:value="7" calcext:value-type="float">
            <text:p>7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57])" office:value-type="float" office:value="5" calcext:value-type="float">
            <text:p>5</text:p>
          </table:table-cell>
          <table:table-cell table:style-name="ce1" table:number-columns-repeated="100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5"/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,o,c,c,p,p,w,w,g,g,f,k,k,f</text:p>
          </table:table-cell>
          <table:table-cell table:number-columns-repeated="2"/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,p,w,w,g,g,t,e,e,r,r,k,k,f,f,s,s,o,o,c,c</text:p>
          </table:table-cell>
          <table:table-cell table:number-columns-repeated="2"/>
          <table:table-cell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pocgwrkfs</text:p>
          </table:table-cell>
          <table:table-cell table:style-name="ce1" office:value-type="string" calcext:value-type="string">
            <text:p>p,o,c,g,w,r,k,f,s</text:p>
          </table:table-cell>
          <table:table-cell table:style-name="ce1" office:value-type="string" calcext:value-type="string">
            <text:p>pocgwz</text:p>
          </table:table-cell>
          <table:table-cell table:style-name="ce1" office:value-type="string" calcext:value-type="string">
            <text:p>p,o,c,g,w,z</text:p>
          </table:table-cell>
          <table:table-cell table:style-name="ce1"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g,w,r,k,f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table:formula="of:=LEN([.B61])" office:value-type="float" office:value="9" calcext:value-type="float">
            <text:p>9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D61])" office:value-type="float" office:value="6" calcext:value-type="float">
            <text:p>6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tgcwpro</text:p>
          </table:table-cell>
          <table:table-cell table:style-name="ce1" office:value-type="string" calcext:value-type="string">
            <text:p>t,g,c,w,p,r,o</text:p>
          </table:table-cell>
          <table:table-cell table:style-name="ce1" office:value-type="string" calcext:value-type="string">
            <text:p>tgcwpzo</text:p>
          </table:table-cell>
          <table:table-cell table:style-name="ce1" office:value-type="string" calcext:value-type="string">
            <text:p>t,g,c,w,p,z,o</text:p>
          </table:table-cell>
          <table:table-cell table:style-name="ce1"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g,c,w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62])" office:value-type="float" office:value="7" calcext:value-type="float">
            <text:p>7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D62])" office:value-type="float" office:value="7" calcext:value-type="float">
            <text:p>7</text:p>
          </table:table-cell>
          <table:table-cell table:style-name="ce1"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,p,o,o,c,c,g,g,g,k,f,s,s,k,f,r,r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pgcow</text:p>
          </table:table-cell>
          <table:table-cell table:style-name="ce1" office:value-type="string" calcext:value-type="string">
            <text:p>p,g,c,o,w</text:p>
          </table:table-cell>
          <table:table-cell table:style-name="ce1" office:value-type="string" calcext:value-type="string">
            <text:p>pgcow</text:p>
          </table:table-cell>
          <table:table-cell table:style-name="ce1" office:value-type="string" calcext:value-type="string">
            <text:p>p,g,c,o,w</text:p>
          </table:table-cell>
          <table:table-cell table:style-name="ce1"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g,c,w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64])" office:value-type="float" office:value="5" calcext:value-type="float">
            <text:p>5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64])" office:value-type="float" office:value="5" calcext:value-type="float">
            <text:p>5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opwg</text:p>
          </table:table-cell>
          <table:table-cell table:style-name="ce1" office:value-type="string" calcext:value-type="string">
            <text:p>o,p,w,g</text:p>
          </table:table-cell>
          <table:table-cell table:style-name="ce1" office:value-type="string" calcext:value-type="string">
            <text:p>opwg</text:p>
          </table:table-cell>
          <table:table-cell table:style-name="ce1" office:value-type="string" calcext:value-type="string">
            <text:p>o,p,w,g</text:p>
          </table:table-cell>
          <table:table-cell table:style-name="ce1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o,p,w,g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B65])" office:value-type="float" office:value="4" calcext:value-type="float">
            <text:p>4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65])" office:value-type="float" office:value="4" calcext:value-type="float">
            <text:p>4</text:p>
          </table:table-cell>
          <table:table-cell table:style-name="ce1" table:number-columns-repeated="100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,p,g,c,o,o,w,p,c,f,k,s,r,e</text:p>
          </table:table-cell>
          <table:table-cell table:number-columns-repeated="2"/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,e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,e</text:p>
          </table:table-cell>
          <table:table-cell table:style-name="ce1" office:value-type="string" calcext:value-type="string">
            <text:p>r: (-0.606068,0.743321,0.524829);e: (-0.7940520000000001,0.7428739999999999,0.503884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r,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formula="of:=LEN([.B67])" office:value-type="float" office:value="2" calcext:value-type="float">
            <text:p>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formula="of:=LEN([.D67])" office:value-type="float" office:value="2" calcext:value-type="float">
            <text:p>2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ptwgfks</text:p>
          </table:table-cell>
          <table:table-cell table:style-name="ce1" office:value-type="string" calcext:value-type="string">
            <text:p>p,t,w,g,f,k,s</text:p>
          </table:table-cell>
          <table:table-cell table:style-name="ce1" office:value-type="string" calcext:value-type="string">
            <text:p>ptwgz</text:p>
          </table:table-cell>
          <table:table-cell table:style-name="ce1" office:value-type="string" calcext:value-type="string">
            <text:p>p,t,w,g,z</text:p>
          </table:table-cell>
          <table:table-cell table:style-name="ce1"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g,f,k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68])" office:value-type="float" office:value="7" calcext:value-type="float">
            <text:p>7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68])" office:value-type="float" office:value="5" calcext:value-type="float">
            <text:p>5</text:p>
          </table:table-cell>
          <table:table-cell table:style-name="ce1" table:number-columns-repeated="100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,p,o,o,c,c,r,r,f,k,f,k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pockr</text:p>
          </table:table-cell>
          <table:table-cell table:style-name="ce1" office:value-type="string" calcext:value-type="string">
            <text:p>p,o,c,k,r</text:p>
          </table:table-cell>
          <table:table-cell table:style-name="ce1" office:value-type="string" calcext:value-type="string">
            <text:p>pocz</text:p>
          </table:table-cell>
          <table:table-cell table:style-name="ce1" office:value-type="string" calcext:value-type="string">
            <text:p>p,o,c,z</text:p>
          </table:table-cell>
          <table:table-cell table:style-name="ce1"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c,k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B70])" office:value-type="float" office:value="5" calcext:value-type="float">
            <text:p>5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70])" office:value-type="float" office:value="4" calcext:value-type="float">
            <text:p>4</text:p>
          </table:table-cell>
          <table:table-cell table:style-name="ce1" table:number-columns-repeated="100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,p,o,o,c,c,k,f,s,k,f,s,w,w,g,g,r,r,e,e</text:p>
          </table:table-cell>
          <table:table-cell table:number-columns-repeated="2"/>
          <table:table-cell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,g,p,c,o,w,p,g,p,w,w,c,c,o,o,g</text:p>
          </table:table-cell>
          <table:table-cell table:number-columns-repeated="2"/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gwpfrkst</text:p>
          </table:table-cell>
          <table:table-cell table:style-name="ce1" office:value-type="string" calcext:value-type="string">
            <text:p>g,w,p,f,r,k,s,t</text:p>
          </table:table-cell>
          <table:table-cell table:style-name="ce1" office:value-type="string" calcext:value-type="string">
            <text:p>gwpzt</text:p>
          </table:table-cell>
          <table:table-cell table:style-name="ce1" office:value-type="string" calcext:value-type="string">
            <text:p>g,w,p,z,t</text:p>
          </table:table-cell>
          <table:table-cell table:style-name="ce1"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g,w,f,r,k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table:formula="of:=LEN([.B73])" office:value-type="float" office:value="8" calcext:value-type="float">
            <text:p>8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table:formula="of:=LEN([.D73])" office:value-type="float" office:value="5" calcext:value-type="float">
            <text:p>5</text:p>
          </table:table-cell>
          <table:table-cell table:style-name="ce1" table:number-columns-repeated="100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,p,f,k,f,k,s,s,g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,p,w,w,o,o,g,s,s,f,f,k,k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pwkf</text:p>
          </table:table-cell>
          <table:table-cell table:style-name="ce1" office:value-type="string" calcext:value-type="string">
            <text:p>p,w,k,f</text:p>
          </table:table-cell>
          <table:table-cell table:style-name="ce1" office:value-type="string" calcext:value-type="string">
            <text:p>pwz</text:p>
          </table:table-cell>
          <table:table-cell table:style-name="ce1" office:value-type="string" calcext:value-type="string">
            <text:p>p,w,z</text:p>
          </table:table-cell>
          <table:table-cell table:style-name="ce1"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k,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B76])" office:value-type="float" office:value="4" calcext:value-type="float">
            <text:p>4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table:formula="of:=LEN([.D76])" office:value-type="float" office:value="3" calcext:value-type="float">
            <text:p>3</text:p>
          </table:table-cell>
          <table:table-cell table:style-name="ce1" table:number-columns-repeated="100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,w,w,p,p,o,o,c,c,o,s,k,f,s,f,k</text:p>
          </table:table-cell>
          <table:table-cell table:number-columns-repeated="2"/>
          <table:table-cell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,w,t,p,p,c,o,o,c,k,f,k,f</text:p>
          </table:table-cell>
          <table:table-cell table:number-columns-repeated="2"/>
          <table:table-cell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,w,p,p,g,g,f,k,f,k,r,r,e,e</text:p>
          </table:table-cell>
          <table:table-cell table:number-columns-repeated="2"/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,p,o,c,o,c,w,w,t,r,r,f,k,f,k,g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,p,w,w,o,o,c,c,f,k,s,f,k,s,r,r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pwgerks</text:p>
          </table:table-cell>
          <table:table-cell table:style-name="ce1" office:value-type="string" calcext:value-type="string">
            <text:p>p,w,g,e,r,k,s</text:p>
          </table:table-cell>
          <table:table-cell table:style-name="ce1" office:value-type="string" calcext:value-type="string">
            <text:p>pwgz</text:p>
          </table:table-cell>
          <table:table-cell table:style-name="ce1" office:value-type="string" calcext:value-type="string">
            <text:p>p,w,g,z</text:p>
          </table:table-cell>
          <table:table-cell table:style-name="ce1"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g,e,r,k,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56" calcext:value-type="float">
            <text:p>0.756</text:p>
          </table:table-cell>
          <table:table-cell table:style-name="ce1" table:formula="of:=LEN([.B82])" office:value-type="float" office:value="7" calcext:value-type="float">
            <text:p>7</text:p>
          </table:table-cell>
          <table:table-cell table:style-name="ce1" office:value-type="float" office:value="0.605" calcext:value-type="float">
            <text:p>0.605</text:p>
          </table:table-cell>
          <table:table-cell table:style-name="ce1" table:formula="of:=LEN([.D82])" office:value-type="float" office:value="4" calcext:value-type="float">
            <text:p>4</text:p>
          </table:table-cell>
          <table:table-cell table:style-name="ce1" table:number-columns-repeated="100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,p,o,o,c,c,t,f,k,f,k,r,r,w,w,g</text:p>
          </table:table-cell>
          <table:table-cell table:number-columns-repeated="2"/>
          <table:table-cell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office:value-type="string" calcext:value-type="string">
            <text:p>(0.513, -0.53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pwfksocr</text:p>
          </table:table-cell>
          <table:table-cell table:style-name="ce1" office:value-type="string" calcext:value-type="string">
            <text:p>p,w,f,k,s,o,c,r</text:p>
          </table:table-cell>
          <table:table-cell table:style-name="ce1" office:value-type="string" calcext:value-type="string">
            <text:p>pwzocy</text:p>
          </table:table-cell>
          <table:table-cell table:style-name="ce1" office:value-type="string" calcext:value-type="string">
            <text:p>p,w,z,o,c,y</text:p>
          </table:table-cell>
          <table:table-cell table:style-name="ce1"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</text:p>
          </table:table-cell>
          <table:table-cell table:style-name="ce1" office:value-type="string" calcext:value-type="string">
            <text:p>(0.513, -0.531)</text:p>
          </table:table-cell>
          <table:table-cell table:style-name="ce1"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,o</text:p>
          </table:table-cell>
          <table:table-cell table:style-name="ce1" office:value-type="string" calcext:value-type="string">
            <text:p>w,f,k,s,c,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85" calcext:value-type="float">
            <text:p>0.785</text:p>
          </table:table-cell>
          <table:table-cell table:style-name="ce1" table:formula="of:=LEN([.B84])" office:value-type="float" office:value="8" calcext:value-type="float">
            <text:p>8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table:formula="of:=LEN([.D84])" office:value-type="float" office:value="6" calcext:value-type="float">
            <text:p>6</text:p>
          </table:table-cell>
          <table:table-cell table:style-name="ce1" table:number-columns-repeated="1006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/>
          <table:table-cell table:formula="of:=SUM([.N2:.N84])/29" office:value-type="float" office:value="0.706137931034483" calcext:value-type="float">
            <text:p>0.706137931034483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1T08:27:15.239809502</dc:date>
    <meta:editing-duration>P2DT2H11M2S</meta:editing-duration>
    <meta:editing-cycles>9</meta:editing-cycles>
    <meta:generator>LibreOffice/6.0.7.3$Linux_X86_64 LibreOffice_project/00m0$Build-3</meta:generator>
    <meta:document-statistic meta:table-count="1" meta:cell-count="826" meta:object-count="0"/>
  </office:meta>
</office:document-meta>
</file>